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473-06-Code_README</text:p>
      <text:p text:style-name="Standard"/>
      <text:p text:style-name="Standard"><text:span text:style-name="T1">File 1</text:span> – BoardManager.cs - C#</text:p>
      <text:p text:style-name="Standard"/>
      <text:p text:style-name="Standard">The file contains the BoardManager class. </text:p>
      <text:p text:style-name="Standard"/>
      <text:p text:style-name="Standard">Usage: Previously applied, works as is.</text:p>
      <text:p text:style-name="Standard"/>
      <text:p text:style-name="Standard"><text:span text:style-name="T1">File 2</text:span> – DungeonManager.cs - C#</text:p>
      <text:p text:style-name="Standard"/>
      <text:p text:style-name="Standard">The file contains the DungeonManager class.</text:p>
      <text:p text:style-name="Standard"/>
      <text:p text:style-name="Standard">Usage: Previously applied, works as is.</text:p>
      <text:p text:style-name="Standard"/>
      <text:p text:style-name="Standard"><text:span text:style-name="T1">File 3</text:span> – Enemy.cs - C#</text:p>
      <text:p text:style-name="Standard"/>
      <text:p text:style-name="Standard">The file contains the Enemy class.</text:p>
      <text:p text:style-name="Standard"/>
      <text:p text:style-name="Standard">Usage: This file will be applied to the Enemy prefab as described in Chapter 7. The file inherits from the MovingObject class and will make calls to the GameManager class.</text:p>
      <text:p text:style-name="Standard"/>
      <text:p text:style-name="Standard"><text:span text:style-name="T1">File 4</text:span> – GameManager.cs - C#</text:p>
      <text:p text:style-name="Standard"/>
      <text:p text:style-name="Standard">The file contains the GameManager class.</text:p>
      <text:p text:style-name="Standard"/>
      <text:p text:style-name="Standard">Usage: <text:s/>Previously applied, works as is.</text:p>
      <text:p text:style-name="Standard"/>
      <text:p text:style-name="Standard"><text:span text:style-name="T1">File 5 </text:span>– MovingObject.cs - C#</text:p>
      <text:p text:style-name="Standard"/>
      <text:p text:style-name="Standard">The file contains the MovingObject class.</text:p>
      <text:p text:style-name="Standard"/>
      <text:p text:style-name="Standard">Usage: <text:s/>Previously applied, works as is.</text:p>
      <text:p text:style-name="Standard"/>
      <text:p text:style-name="Standard"><text:span text:style-name="T1">File 6 </text:span>– Player.cs - C#</text:p>
      <text:p text:style-name="Standard"/>
      <text:p text:style-name="Standard">The file contains the Player class.</text:p>
      <text:p text:style-name="Standard"/>
      <text:p text:style-name="Standard">Usage: <text:s/>Previously applied, works as is.</text:p>
      <text:p text:style-name="Standard"/>
      <text:p text:style-name="Standard"><text:span text:style-name="T1">File 7 </text:span>– Enemy.unitypackage – Unity Asset Package</text:p>
      <text:p text:style-name="Standard"/>
      <text:p text:style-name="Standard">The package contains the full Enemy class in case an import is needed of the Enemy prefab w/ animations.</text:p>
      <text:p text:style-name="Standard"/>
      <text:p text:style-name="Standard">Usage: <text:s/>This package can be imported in Unity as you would normally import a packa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Watkins</meta:initial-creator>
    <meta:creation-date>2015-05-09T21:25:50.73</meta:creation-date>
    <dc:date>2015-10-11T20:23:19.10</dc:date>
    <dc:creator>Ryan Watkins</dc:creator>
    <meta:editing-duration>PT43M45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75" meta:character-count="1023"/>
  </office:meta>
</office:document-meta>
</file>